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bf24a" officeooo:paragraph-rsid="001bf24a" style:font-weight-asian="bold" style:font-weight-complex="bold"/>
    </style:style>
    <style:style style:name="P2" style:family="paragraph" style:parent-style-name="Standard">
      <style:text-properties fo:font-weight="normal" officeooo:rsid="001bf24a" officeooo:paragraph-rsid="001bf24a" style:font-weight-asian="normal" style:font-weight-complex="normal"/>
    </style:style>
    <style:style style:name="P3" style:family="paragraph" style:parent-style-name="Standard">
      <style:text-properties officeooo:rsid="001bf24a" officeooo:paragraph-rsid="001bf24a"/>
    </style:style>
    <style:style style:name="P4" style:family="paragraph" style:parent-style-name="Standard" style:list-style-name="L1">
      <style:text-properties fo:font-weight="bold" officeooo:rsid="001bf24a" officeooo:paragraph-rsid="001bf24a" style:font-weight-asian="bold" style:font-weight-complex="bold"/>
    </style:style>
    <style:style style:name="P5" style:family="paragraph" style:parent-style-name="Standard" style:list-style-name="L2">
      <style:text-properties officeooo:rsid="001bf24a" officeooo:paragraph-rsid="001bf24a"/>
    </style:style>
    <style:style style:name="P6" style:family="paragraph" style:parent-style-name="Standard" style:list-style-name="L3">
      <style:text-properties officeooo:rsid="001bf24a" officeooo:paragraph-rsid="001bf24a"/>
    </style:style>
    <style:style style:name="P7" style:family="paragraph" style:parent-style-name="Standard" style:list-style-name="L3">
      <style:text-properties officeooo:rsid="001c6531" officeooo:paragraph-rsid="001c6531"/>
    </style:style>
    <style:style style:name="P8" style:family="paragraph" style:parent-style-name="Standard" style:list-style-name="L3">
      <style:text-properties fo:font-style="italic" officeooo:rsid="00251b40" officeooo:paragraph-rsid="00251b40" style:font-style-asian="italic" style:font-style-complex="italic"/>
    </style:style>
    <style:style style:name="P9" style:family="paragraph" style:parent-style-name="Standard" style:list-style-name="L3">
      <style:text-properties fo:font-style="normal" officeooo:rsid="00251b40" officeooo:paragraph-rsid="00251b40" style:font-style-asian="normal" style:font-style-complex="normal"/>
    </style:style>
    <style:style style:name="P10" style:family="paragraph" style:parent-style-name="Standard" style:list-style-name="L3">
      <style:text-properties fo:font-style="italic" officeooo:rsid="0026e76b" officeooo:paragraph-rsid="0026e76b" style:font-style-asian="italic" style:font-style-complex="italic"/>
    </style:style>
    <style:style style:name="P11" style:family="paragraph" style:parent-style-name="Standard" style:list-style-name="L3">
      <style:text-properties fo:font-style="normal" officeooo:rsid="0026e76b" officeooo:paragraph-rsid="0026e76b" style:font-style-asian="normal" style:font-style-complex="normal"/>
    </style:style>
    <style:style style:name="P12" style:family="paragraph" style:parent-style-name="Standard" style:list-style-name="L3">
      <style:text-properties officeooo:rsid="00232c96" officeooo:paragraph-rsid="00232c96"/>
    </style:style>
    <style:style style:name="P13" style:family="paragraph" style:parent-style-name="Standard" style:list-style-name="L3">
      <style:text-properties officeooo:rsid="00251b40" officeooo:paragraph-rsid="00251b40"/>
    </style:style>
    <style:style style:name="P14" style:family="paragraph" style:parent-style-name="Standard" style:list-style-name="L3">
      <style:text-properties officeooo:rsid="0029e502" officeooo:paragraph-rsid="0029e502"/>
    </style:style>
    <style:style style:name="P15" style:family="paragraph" style:parent-style-name="Standard" style:list-style-name="L4">
      <style:text-properties fo:font-weight="normal" officeooo:rsid="001e4d17" officeooo:paragraph-rsid="001e4d17" style:font-weight-asian="normal" style:font-weight-complex="normal"/>
    </style:style>
    <style:style style:name="P16" style:family="paragraph" style:parent-style-name="Standard" style:list-style-name="L4">
      <style:text-properties fo:font-weight="normal" officeooo:rsid="00203ef5" officeooo:paragraph-rsid="00203ef5" style:font-weight-asian="normal" style:font-weight-complex="normal"/>
    </style:style>
    <style:style style:name="P17" style:family="paragraph" style:parent-style-name="Standard" style:list-style-name="L4">
      <style:text-properties fo:font-style="italic" fo:font-weight="normal" officeooo:rsid="002b22f6" officeooo:paragraph-rsid="002b22f6" style:font-style-asian="italic" style:font-weight-asian="normal" style:font-style-complex="italic" style:font-weight-complex="normal"/>
    </style:style>
    <style:style style:name="P18" style:family="paragraph" style:parent-style-name="Standard" style:list-style-name="L5">
      <style:text-properties fo:font-weight="normal" officeooo:rsid="00214e7b" officeooo:paragraph-rsid="00214e7b" style:font-weight-asian="normal" style:font-weight-complex="normal"/>
    </style:style>
    <style:style style:name="P19" style:family="paragraph" style:parent-style-name="Standard" style:list-style-name="L5">
      <style:text-properties fo:font-style="italic" fo:font-weight="normal" officeooo:rsid="002c4588" officeooo:paragraph-rsid="002c4588" style:font-style-asian="italic" style:font-weight-asian="normal" style:font-style-complex="italic" style:font-weight-complex="normal"/>
    </style:style>
    <style:style style:name="T1" style:family="text">
      <style:text-properties officeooo:rsid="00214e7b"/>
    </style:style>
    <style:style style:name="T2" style:family="text">
      <style:text-properties style:text-underline-style="solid" style:text-underline-width="auto" style:text-underline-color="font-color"/>
    </style:style>
    <style:style style:name="T3" style:family="text">
      <style:text-properties officeooo:rsid="001c6531"/>
    </style:style>
    <style:style style:name="T4" style:family="text">
      <style:text-properties style:text-underline-style="solid" style:text-underline-width="auto" style:text-underline-color="font-color" officeooo:rsid="001c6531"/>
    </style:style>
    <style:style style:name="T5" style:family="text">
      <style:text-properties officeooo:rsid="0026e76b"/>
    </style:style>
    <style:style style:name="T6" style:family="text">
      <style:text-properties fo:font-style="italic" style:font-style-asian="italic" style:font-style-complex="italic"/>
    </style:style>
    <style:style style:name="T7" style:family="text">
      <style:text-properties officeooo:rsid="00292ae0"/>
    </style:style>
    <style:style style:name="T8" style:family="text">
      <style:text-properties officeooo:rsid="0028057e"/>
    </style:style>
    <style:style style:name="T9" style:family="text">
      <style:text-properties officeooo:rsid="00203ef5"/>
    </style:style>
    <style:style style:name="T10" style:family="text">
      <style:text-properties style:text-underline-style="solid" style:text-underline-width="auto" style:text-underline-color="font-color" officeooo:rsid="00203ef5"/>
    </style:style>
    <style:style style:name="T11" style:family="text">
      <style:text-properties fo:font-style="normal" style:font-style-asian="normal" style:font-style-complex="normal"/>
    </style:style>
    <style:style style:name="T12" style:family="text">
      <style:text-properties fo:font-style="normal" officeooo:rsid="002d52f4"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base Design Group Project – Requirements Analysis <text:span text:style-name="T1">Mock interview</text:span></text:p>
      <text:p text:style-name="P2">Max Sloan, Henry Roeth, Cass Swenson</text:p>
      <text:p text:style-name="P3"/>
      <text:list xml:id="list356224951" text:style-name="L1">
        <text:list-item>
          <text:p text:style-name="P4">What will the database be used for?</text:p>
        </text:list-item>
      </text:list>
      <text:list text:style-name="L2">
        <text:list-item>
          <text:list>
            <text:list-item>
              <text:p text:style-name="P5">We need to keep track of a few things: <text:span text:style-name="T2">products</text:span>, <text:span text:style-name="T2">product suppliers</text:span>, and <text:span text:style-name="T2">orders</text:span>.</text:p>
            </text:list-item>
          </text:list>
        </text:list-item>
      </text:list>
      <text:list xml:id="list152829545892793" text:continue-list="list356224951" text:style-name="L1">
        <text:list-item>
          <text:p text:style-name="P4">What details and information for each of those things do we need to track?</text:p>
        </text:list-item>
      </text:list>
      <text:list text:style-name="L3">
        <text:list-item>
          <text:list>
            <text:list-item>
              <text:p text:style-name="P6">Products have a <text:span text:style-name="T2">name</text:span>, a <text:span text:style-name="T2">description</text:span>, a <text:span text:style-name="T2">unique UPC number</text:span>, and a <text:span text:style-name="T2">price</text:span>. <text:span text:style-name="T3">We have quite a few different </text:span><text:span text:style-name="T4">categories</text:span><text:span text:style-name="T3"> of items that we sell, and we’ve made sure that each individual product is </text:span><text:span text:style-name="T4">only supplied by one supplier</text:span><text:span text:style-name="T3">, but many of our suppliers supply </text:span><text:span text:style-name="T4">multiple products</text:span><text:span text:style-name="T3"> to us. We cycle through our catalog of items quite often, and typically get inquiries about the </text:span><text:span text:style-name="T4">discontinued products</text:span><text:span text:style-name="T3"> once they’re phased out.</text:span></text:p>
            </text:list-item>
            <text:list-item>
              <text:p text:style-name="P7">When it comes to the orders, we have to know the basics – <text:span text:style-name="T2">when the order was made</text:span>, <text:span text:style-name="T2">who’s going to be supplying it</text:span>, the <text:span text:style-name="T2">order status</text:span>, and when it’s <text:span text:style-name="T2">expected to be delivered</text:span> to make sure operations go smoothly. Each order has a <text:span text:style-name="T2">unique ID</text:span> that we use to look it up to see all the products that are in the order. Higher up managers can also see <text:span text:style-name="T2">how much the order cost</text:span> us. We also keep track of the <text:span text:style-name="T2">number of products</text:span> in the orders so we can estimate when or if we might go out of stock of those items, and whether we’ll get the order on time to prevent hitting 0 in stock.</text:p>
            </text:list-item>
            <text:list-item>
              <text:p text:style-name="P8">Q: Does a Supplier have an ID number too?</text:p>
              <text:list>
                <text:list-item>
                  <text:p text:style-name="P9">Yes, each supplier has an ID number, not just a name. <text:span text:style-name="T5">Contact information too, in case we need to reach out for any reason.</text:span></text:p>
                </text:list-item>
                <text:list-item>
                  <text:p text:style-name="P10">Q: What does the contact information include?</text:p>
                  <text:list>
                    <text:list-item>
                      <text:p text:style-name="P11">We can see the supplier’s phone number, email address, physical address, and the name of whoever does the supplier’s communications.</text:p>
                    </text:list-item>
                  </text:list>
                </text:list-item>
              </text:list>
            </text:list-item>
            <text:list-item>
              <text:p text:style-name="P12"><text:span text:style-name="T6">Summary</text:span>:</text:p>
              <text:list>
                <text:list-item>
                  <text:p text:style-name="P12">Products – ID (UPC number), name, description, price. Each product also belongs to a category and is supplied by exactly 1 supplier. <text:span text:style-name="T7">They have stock numbers too.</text:span></text:p>
                </text:list-item>
                <text:list-item>
                  <text:p text:style-name="P13">Suppliers – Can supply multiple products, but each product is only sourced from one supplier. <text:span text:style-name="T5">Each supplier has an ID number, </text:span><text:span text:style-name="T8">a name, and contact information which includes a name, number, email, and address.</text:span></text:p>
                </text:list-item>
                <text:list-item>
                  <text:p text:style-name="P14">Orders – ID, order date, supplier ID, total amount of product, order status, expected delivery date, price, and a list of the ordered products.</text:p>
                </text:list-item>
              </text:list>
            </text:list-item>
          </text:list>
        </text:list-item>
      </text:list>
      <text:list xml:id="list152829010331216" text:continue-list="list152829545892793" text:style-name="L1">
        <text:list-item>
          <text:p text:style-name="P4">What transactions must be available to perform on the data?</text:p>
        </text:list-item>
      </text:list>
      <text:list text:style-name="L4">
        <text:list-item>
          <text:list>
            <text:list-item>
              <text:p text:style-name="P15">We’re working on integrating our stock system with our POS system, but haven’t yet had success, so we have reports generated from each register that the manager on duty uses to <text:span text:style-name="T2">update the stock numbers each night</text:span>. The customer service desk also has to be able to <text:span text:style-name="T2">process returns</text:span>, <text:span text:style-name="T9">too. So, the </text:span><text:span text:style-name="T10">stock numbers need to be updated in one way or another</text:span><text:span text:style-name="T9">.</text:span></text:p>
            </text:list-item>
            <text:list-item>
              <text:p text:style-name="P16">We have to be able to <text:span text:style-name="T2">make our orders from suppliers</text:span>, and once we receive them, stock them to the shelves and make sure our numbers are up-to-date. The managers also receive notice when a product is being <text:span text:style-name="T2">discontinued</text:span>, in which case we’re expected to <text:span text:style-name="T2">put the item on clearance until we get word to pull it from shelves</text:span> and the managers <text:span text:style-name="T2">mark it as discontinued</text:span>. Like I mentioned, we get a lot of inquiries about discontinued items, so it’s good to have that information on hand because often customers might want to know what the item is called so they could find it elsewhere, or <text:span text:style-name="T2">when it was pulled from shelves</text:span>.</text:p>
            </text:list-item>
            <text:list-item>
              <text:p text:style-name="P16">Just like we get products that are discontinued and pulled from shelves, we also get <text:span text:style-name="T2">new items</text:span> really often. Currently, we have to <text:span text:style-name="T2">register each item</text:span> into our catalog individually, and we get notice ahead of time, but our managers don’t typically bother registering anything until we actually receive the first stock to the store, because sometimes customers come in asking for stuff before we even have it. So sometimes we can’t get items to the shelf right <text:soft-page-break/>away because putting stuff into the system one-by-one is pretty time-consuming but none of us want to deal with customers looking for something we haven’t started selling yet.</text:p>
            </text:list-item>
            <text:list-item>
              <text:p text:style-name="P17">Q: Do you ever have to cancel orders?</text:p>
              <text:list>
                <text:list-item>
                  <text:p text:style-name="P17"><text:span text:style-name="T11">Not often but yes, sometimes orders get cancelled.</text:span></text:p>
                </text:list-item>
              </text:list>
            </text:list-item>
            <text:list-item>
              <text:p text:style-name="P17">Summary<text:span text:style-name="T11">:</text:span></text:p>
              <text:list>
                <text:list-item>
                  <text:p text:style-name="P17"><text:span text:style-name="T11">Update stock numbers – every night updated to account for sales, and also updated in the case of returns and received orders. Stock numbers must be able to increase and decrease.</text:span></text:p>
                </text:list-item>
                <text:list-item>
                  <text:p text:style-name="P17"><text:span text:style-name="T11">Create orders</text:span></text:p>
                </text:list-item>
                <text:list-item>
                  <text:p text:style-name="P17"><text:span text:style-name="T11">Cancel orders</text:span></text:p>
                </text:list-item>
                <text:list-item>
                  <text:p text:style-name="P17"><text:span text:style-name="T11">Discontinue items – first clearance, then fully discontinue/pull from shelves</text:span></text:p>
                </text:list-item>
                <text:list-item>
                  <text:p text:style-name="P17"><text:span text:style-name="T11">Register new items</text:span></text:p>
                </text:list-item>
                <text:list-item>
                  <text:p text:style-name="P17"><text:span text:style-name="T11">Register new suppliers</text:span></text:p>
                </text:list-item>
                <text:list-item>
                  <text:p text:style-name="P17"><text:span text:style-name="T11">Assign items to suppliers</text:span></text:p>
                </text:list-item>
                <text:list-item>
                  <text:p text:style-name="P17"><text:span text:style-name="T11">Assign items to categories</text:span></text:p>
                </text:list-item>
              </text:list>
            </text:list-item>
          </text:list>
        </text:list-item>
      </text:list>
      <text:list text:continue-list="list152829010331216" text:style-name="L1">
        <text:list-item>
          <text:p text:style-name="P4">Which features are the most (or least) important?</text:p>
        </text:list-item>
      </text:list>
      <text:list text:style-name="L5">
        <text:list-item>
          <text:list>
            <text:list-item>
              <text:p text:style-name="P18">So, the <text:span text:style-name="T2">everyday stuff</text:span> obviously gets done every day. Stuff like <text:span text:style-name="T2">udpating the stock number based on sales</text:span>. We get <text:span text:style-name="T2">returns pretty often</text:span> too, but that just involves the same thing, updating the stock. We have to make <text:span text:style-name="T2">supply orders at least once a week</text:span>. Of course <text:span text:style-name="T2">sometimes we change suppliers, but that doesn’t happen often</text:span>. We get new products straight from corporate so we <text:span text:style-name="T2">don’t have to make an order for them</text:span>, but we get the supplier information with the new products and that’s the main reason we ever have to <text:span text:style-name="T2">register new suppliers</text:span>. Most of the time though, the products will come from a supplier we already use so we just have to make sure the <text:span text:style-name="T2">products get assigned to the right suppliers</text:span> in the system. <text:span text:style-name="T2">Registering new products</text:span> is the most annoying part, because like I mentioned we do it one at a time.</text:p>
            </text:list-item>
            <text:list-item>
              <text:p text:style-name="P19">Q: How often do you receive new items?</text:p>
              <text:list>
                <text:list-item>
                  <text:p text:style-name="P19"><text:span text:style-name="T11">New items are received from corporate probably once every month and a half.</text:span></text:p>
                </text:list-item>
              </text:list>
            </text:list-item>
            <text:list-item>
              <text:p text:style-name="P19">Summary<text:span text:style-name="T11">:</text:span></text:p>
              <text:list>
                <text:list-item>
                  <text:p text:style-name="P19"><text:span text:style-name="T11">Some operations are done every day or nearly every day: updating the stock from sales records, and processing returns.</text:span></text:p>
                </text:list-item>
                <text:list-item>
                  <text:p text:style-name="P19"><text:span text:style-name="T11">Supply orders are made at least once a week, presumably more often in times of high sales.</text:span></text:p>
                </text:list-item>
                <text:list-item>
                  <text:p text:style-name="P19"><text:span text:style-name="T11">New items are received from corporate and must be registered into the system every month and a half, and customer complains of inefficient workflow when entering products one by one. </text:span><text:span text:style-name="T12">When new items are received, most of the time products are assigned to existing registered suppliers, but sometimes new suppliers are registered, just much less often.</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4:16:49.001304058</meta:creation-date>
    <dc:date>2024-09-17T15:25:59.629849942</dc:date>
    <meta:editing-duration>PT58M20S</meta:editing-duration>
    <meta:editing-cycles>13</meta:editing-cycles>
    <meta:generator>LibreOffice/24.8.0.3$Linux_X86_64 LibreOffice_project/480$Build-3</meta:generator>
    <meta:document-statistic meta:table-count="0" meta:image-count="0" meta:object-count="0" meta:page-count="2" meta:paragraph-count="38" meta:word-count="1048" meta:character-count="5829" meta:non-whitespace-character-count="4848"/>
  </office:meta>
</office:document-meta>
</file>